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13.12mm"/>
    </style:style>
    <style:style style:name="co14" style:family="table-column">
      <style:table-column-properties fo:break-before="auto" style:column-width="5.45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77.59mm"/>
    </style:style>
    <style:style style:name="co17" style:family="table-column">
      <style:table-column-properties fo:break-before="auto" style:column-width="78.83mm"/>
    </style:style>
    <style:style style:name="co18" style:family="table-column">
      <style:table-column-properties fo:break-before="auto" style:column-width="47.94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4.3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8.4mm"/>
    </style:style>
    <style:style style:name="co23" style:family="table-column">
      <style:table-column-properties fo:break-before="auto" style:column-width="49.09mm"/>
    </style:style>
    <style:style style:name="co24" style:family="table-column">
      <style:table-column-properties fo:break-before="auto" style:column-width="39.09mm"/>
    </style:style>
    <style:style style:name="co25" style:family="table-column">
      <style:table-column-properties fo:break-before="auto" style:column-width="80.57mm"/>
    </style:style>
    <style:style style:name="co26" style:family="table-column">
      <style:table-column-properties fo:break-before="auto" style:column-width="27.27mm"/>
    </style:style>
    <style:style style:name="co27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änge laut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table:number-columns-repeated="3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79" calcext:value-type="float">
            <text:p>61,79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74" calcext:value-type="float">
            <text:p>62,674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8" calcext:value-type="float">
            <text:p>61,79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table:number-columns-repeated="3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7" calcext:value-type="float">
            <text:p>63,287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table:number-columns-repeated="3"/>
          <table:table-cell table:style-name="ce10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1" calcext:value-type="float">
            <text:p>60,78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31.1272038160168" calcext:value-type="float">
            <text:p>31,127203816016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88.5838014362976" calcext:value-type="float">
            <text:p>88,583801436297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87.3786572334529" calcext:value-type="float">
            <text:p>87,378657233452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83.5789197996702" calcext:value-type="float">
            <text:p>83,578919799670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32.292581574038" calcext:value-type="float">
            <text:p>32,29258157403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33.6152407195981" calcext:value-type="float">
            <text:p>33,61524071959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31.175467364435" calcext:value-type="float">
            <text:p>31,17546736443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33.7864573570325" calcext:value-type="float">
            <text:p>33,78645735703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31.7785068065551" calcext:value-type="float">
            <text:p>31,778506806555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32.8082707912039" calcext:value-type="float">
            <text:p>32,808270791203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34.3863528708225" calcext:value-type="float">
            <text:p>34,38635287082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34.0745941399308" calcext:value-type="float">
            <text:p>34,074594139930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88.6383528413759" calcext:value-type="float">
            <text:p>88,638352841375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88.6672429935981" calcext:value-type="float">
            <text:p>88,66724299359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85.0886028436294" calcext:value-type="float">
            <text:p>85,088602843629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85.3558367516846" calcext:value-type="float">
            <text:p>85,355836751684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89.7112821122861" calcext:value-type="float">
            <text:p>89,711282112286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88.6440459007844" calcext:value-type="float">
            <text:p>88,64404590078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86.882341412483" calcext:value-type="float">
            <text:p>86,88234141248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86.5233387856044" calcext:value-type="float">
            <text:p>86,52333878560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87.9660620049586" calcext:value-type="float">
            <text:p>87,966062004958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82.3408094831562" calcext:value-type="float">
            <text:p>82,340809483156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88.4770778151474" calcext:value-type="float">
            <text:p>88,477077815147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85.1807964176325" calcext:value-type="float">
            <text:p>85,180796417632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88.3305027781378" calcext:value-type="float">
            <text:p>88,330502778137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86.0569327692881" calcext:value-type="float">
            <text:p>86,05693276928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87.9675914836056" calcext:value-type="float">
            <text:p>87,967591483605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87.547154797737" calcext:value-type="float">
            <text:p>87,54715479773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82.5678501955375" calcext:value-type="float">
            <text:p>82,567850195537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86.6901256166339" calcext:value-type="float">
            <text:p>86,690125616633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83.8025015745742" calcext:value-type="float">
            <text:p>83,802501574574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86.7113778125026" calcext:value-type="float">
            <text:p>86,711377812502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85.842856950727" calcext:value-type="float">
            <text:p>85,8428569507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83.8541863366358" calcext:value-type="float">
            <text:p>83,854186336635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86.4409544630309" calcext:value-type="float">
            <text:p>86,440954463030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84.7587058159031" calcext:value-type="float">
            <text:p>84,758705815903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31.6882675663787" calcext:value-type="float">
            <text:p>31,688267566378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87.8776921275731" calcext:value-type="float">
            <text:p>87,877692127573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87.0553424416723" calcext:value-type="float">
            <text:p>87,055342441672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85.0202379405726" calcext:value-type="float">
            <text:p>85,020237940572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31.7253149380519" calcext:value-type="float">
            <text:p>31,725314938051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87.7563534882399" calcext:value-type="float">
            <text:p>87,756353488239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87.3953115564986" calcext:value-type="float">
            <text:p>87,395311556498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84.9074711869838" calcext:value-type="float">
            <text:p>84,907471186983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6" calcext:value-type="float">
            <text:p>59,2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number-columns-repeated="3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6:31:16.813257478</dc:date>
    <meta:editing-duration>P6DT6H26M54S</meta:editing-duration>
    <meta:editing-cycles>46</meta:editing-cycles>
    <meta:generator>LibreOffice/6.0.3.2$Linux_X86_64 LibreOffice_project/00m0$Build-2</meta:generator>
    <meta:document-statistic meta:table-count="3" meta:cell-count="1114" meta:object-count="0"/>
  </office:meta>
</office:document-meta>
</file>